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 table:style-name="Default" office:value-type="string">
            <text:p>Inputs</text:p>
          </table:table-cell>
          <table:table-cell table:style-name="Default" office:value="2.0" office:value-type="float"/>
          <table:table-cell table:style-name="Default" office:value="3.0" office:value-type="float"/>
        </table:table-row>
        <table:table-row>
          <table:table-cell/>
        </table:table-row>
        <table:table-row>
          <table:table-cell table:style-name="Default" office:value-type="string">
            <text:p>Addition</text:p>
          </table:table-cell>
          <table:table-cell table:style-name="Default" table:formula="=[.B1]+[.C1]+10.0"/>
        </table:table-row>
        <table:table-row>
          <table:table-cell table:style-name="Default" office:value-type="string">
            <text:p>Subtraction</text:p>
          </table:table-cell>
          <table:table-cell table:style-name="Default" table:formula="=((-[.B1])-[.C1])-10.0"/>
          <table:table-cell table:style-name="Default" table:formula="=(-[.B1])-([.C1]-10.0)"/>
        </table:table-row>
        <table:table-row>
          <table:table-cell table:style-name="Default" office:value-type="string">
            <text:p>Multiplication</text:p>
          </table:table-cell>
          <table:table-cell table:style-name="Default" table:formula="=[.B1]*[.C1]*10.0"/>
        </table:table-row>
        <table:table-row>
          <table:table-cell table:style-name="Default" office:value-type="string">
            <text:p>Division</text:p>
          </table:table-cell>
          <table:table-cell table:style-name="Default" table:formula="=([.B1]/[.C1])/10.0"/>
          <table:table-cell table:style-name="Default" table:formula="=[.B1]/([.C1]/10.0)"/>
        </table:table-row>
        <table:table-row>
          <table:table-cell table:style-name="Default" office:value-type="string">
            <text:p>Percent</text:p>
          </table:table-cell>
          <table:table-cell table:style-name="Default" table:formula="=[.B1]%"/>
          <table:table-cell table:style-name="Default" table:formula="=([.C1]%)%"/>
        </table:table-row>
        <table:table-row>
          <table:table-cell table:style-name="Default" office:value-type="string">
            <text:p>Exponentiation</text:p>
          </table:table-cell>
          <table:table-cell table:style-name="Default" table:formula="=([.B1]^[.C1])^4.0"/>
          <table:table-cell table:style-name="Default" table:formula="=[.B1]^([.C1]^2.0)"/>
        </table:table-row>
        <table:table-row>
          <table:table-cell table:style-name="Default" office:value-type="string">
            <text:p>Equal</text:p>
          </table:table-cell>
          <table:table-cell table:style-name="Default" table:formula="=[.B1]=[.C1]"/>
        </table:table-row>
        <table:table-row>
          <table:table-cell table:style-name="Default" office:value-type="string">
            <text:p>Greater</text:p>
          </table:table-cell>
          <table:table-cell table:style-name="Default" table:formula="=[.B1]&gt;[.C1]"/>
        </table:table-row>
        <table:table-row>
          <table:table-cell table:style-name="Default" office:value-type="string">
            <text:p>Less</text:p>
          </table:table-cell>
          <table:table-cell table:style-name="Default" table:formula="=[.B1]&lt;[.C1]"/>
        </table:table-row>
        <table:table-row>
          <table:table-cell table:style-name="Default" office:value-type="string">
            <text:p>Greater<text:s/>or<text:s/>equal</text:p>
          </table:table-cell>
          <table:table-cell table:style-name="Default" table:formula="=[.B1]&gt;=[.C1]"/>
        </table:table-row>
        <table:table-row>
          <table:table-cell table:style-name="Default" office:value-type="string">
            <text:p>Less<text:s/>or<text:s/>equal</text:p>
          </table:table-cell>
          <table:table-cell table:style-name="Default" table:formula="=[.B1]&lt;=[.C1]"/>
        </table:table-row>
        <table:table-row>
          <table:table-cell table:style-name="Default" office:value-type="string">
            <text:p>Inequality</text:p>
          </table:table-cell>
          <table:table-cell table:style-name="Default" table:formula="=[.B1]&lt;&gt;[.C1]"/>
        </table:table-row>
        <table:table-row>
          <table:table-cell table:style-name="Default" office:value-type="string">
            <text:p>Concatenation</text:p>
          </table:table-cell>
          <table:table-cell table:style-name="Default" table:formula="=[.B1]&amp;[.C1]&amp;&quot;text&quot;"/>
        </table:table-row>
        <table:table-row>
          <table:table-cell/>
        </table:table-row>
        <table:table-row>
          <table:table-cell table:style-name="Default" office:value-type="string">
            <text:p>Mixed</text:p>
          </table:table-cell>
          <table:table-cell table:style-name="Default" table:formula="=([.B1]+(10.0*[.C1]))/([.B1]-([.C1]%))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vg:font-family="Arial" style:font-pitch="variable" style:font-family-generic="swiss" style:name="Arial"/>
    <style:font-face svg:font-family="DejaVuSans" style:font-pitch="variable" style:font-family-generic="system" style:name="DejaVuSans"/>
    <style:font-face svg:font-family="Lucidasans" style:font-pitch="variable" style:font-family-generic="system" style:name="Lucidasans"/>
  </office:font-face-decls>
  <office:styles>
    <style:default-style style:family="table-cell">
      <style:table-cell-properties style:decimal-places="5"/>
      <style:paragraph-properties style:tab-stop-distance="1.27cm"/>
      <style:text-properties style:language-asian="zxx" style:font-name="Arial" style:country-complex="none" style:language-complex="zxx" fo:language="ru" style:country-asian="none" style:font-name-asian="DejaVuSans" style:font-name-complex="Lucidasans" fo:country="RU"/>
    </style:default-style>
    <number:number-style style:name="N0">
      <number:number number:min-integer-digits="1"/>
    </number:number-style>
    <number:currency-style style:volatile="true" style:name="N106P0">
      <number:number number:min-integer-digits="1" number:grouping="true" number:decimal-places="2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min-integer-digits="1" number:grouping="true" number:decimal-places="2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parent-style-name="Default" style:name="Result" style:family="table-cell">
      <style:text-properties style:text-underline-style="solid" fo:font-style="italic" style:text-underline-color="font-color" fo:font-weight="bold" style:text-underline-width="auto"/>
    </style:style>
    <style:style style:data-style-name="N106" style:parent-style-name="Result" style:name="Result2" style:family="table-cell"/>
    <style:style style:parent-style-name="Default" style:name="Heading" style:family="table-cell">
      <style:table-cell-properties style:text-align-source="fix" style:repeat-content="false"/>
      <style:paragraph-properties fo:text-align="center"/>
      <style:text-properties fo:font-style="italic" fo:font-size="16pt" fo:font-weight="bold"/>
    </style:style>
    <style:style style:parent-style-name="Heading" style:name="Heading1" style:family="table-cell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argin-right="0cm" fo:margin-left="0cm" fo:margin-bottom="0.25cm" fo:min-height="0.751cm"/>
      </style:header-style>
      <style:footer-style>
        <style:header-footer-properties fo:margin-right="0cm" fo:margin-left="0cm" fo:margin-top="0.25cm" fo:min-height="0.751cm"/>
      </style:footer-style>
    </style:page-layout>
    <style:page-layout style:name="pm2">
      <style:page-layout-properties style:writing-mode="lr-tb"/>
      <style:header-style>
        <style:header-footer-properties fo:margin-right="0cm" fo:background-color="#c0c0c0" fo:margin-left="0cm" fo:margin-bottom="0.25cm" fo:padding="0.018cm" fo:border="0.088cm solid #000000" fo:min-height="0.751cm">
          <style:background-image/>
        </style:header-footer-properties>
      </style:header-style>
      <style:footer-style>
        <style:header-footer-properties fo:margin-right="0cm" fo:background-color="#c0c0c0" fo:margin-left="0cm" fo:margin-top="0.25cm" fo:padding="0.018cm" fo:border="0.088cm solid #000000" fo:min-height="0.751cm">
          <style:background-image/>
        </style:header-footer-properties>
      </style:footer-style>
    </style:page-layout>
  </office:automatic-styles>
  <office:master-styles>
    <style:master-page style:page-layout-name="pm1" style:name="Default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page-layout-name="pm2" style:name="Report">
      <style:header>
        <style:region-left>
          <text:p><text:sheet-name>???</text:sheet-name> (<text:title>???</text:title>)</text:p>
        </style:region-left>
        <style:region-right>
          <text:p><text:date text:date-value="2008-01-18" style:data-style-name="N2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0.1</meta:generator>
    <meta:creation-date>2008-06-26T16:21:20.000</meta:creation-date>
  </office:meta>
</office:document-meta>
</file>